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office:automatic-styles>
  <office:body>
    <office:text text:use-soft-page-breaks="true">
      <text:p text:style-name="P1">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Moses was the author of this book which was inspired by God to tell the story of how the beginning started. God creates the fruit which foreshadows Adam and Eve’s fall by eating fruit and breaking God’s command. Fruit even foreshadows spiritual fruit that we produce after receiving the Holy Spirit and believing in Jesus. God made the fish and the birds. The reason fish and birds are mentioned is because they both must be born twice: firstly, when they lay eggs and secondly when they hatch. This is meaningful because we also are born again twice: firstly, when we are normally born and secondly when we are baptized with the holy spirit. Also, birds go against the flow by flying in the air and fish swim against the flow and when we are born again and follow Jesus, we go against the flow of the world. We are made in the image of God which means we are very valuable.</text:p>
      <text:p text:style-name="P2">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are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3">Genesis chapter 5</text:p>
      <text:p text:style-name="Normal">Henoch went with God for 300 years and the was taken by God. He was taken, so that he wouldn’t experience death (Hebrews 11, 5). This was because he walked by faith and trusted in God. Seth is Adam’s son and is born in Adam’s image and God made man male and female after his own image. And that makes men sons of God. This is recalled only in this chapter and not in Cain’s line in order to draw a sharp contrasts or distinction between the two lines. This line produces righteous men like Noah and Enoch while the other line produces murderers like Le’mach.<text:s/></text:p>
      <text:p text:style-name="P4">Genesis chapter 6</text:p>
      <text:p text:style-name="P5">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this thoughts<text:s/><text:soft-page-break/>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actions are always going to be the right choice. We should always listen to God instead of our hearts, 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6">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7"/>
      <text:p text:style-name="P8">Genesis chapter 8</text:p>
      <text:p text:style-name="Normal">Noah investigated if the land was sav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p text:style-name="P9">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 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 made fun of. We all should take sin seriously as it is not some kind of joke but is offensive to God so we must repent of our sins and ask for forgiveness.</text:p>
      <text:p text:style-name="P10">Genesis chapter 10</text:p>
      <text:soft-page-break/>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11">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12">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 showed fear as he asked his wife to pretend to be his sister and so pharaoh slept with her and took her as his wife which made God upset and he punished pharaoh for that. And now pharaoh kicked Abraham and his people out of his place.</text:p>
      <text:p text:style-name="P13">Genesis chapter 13</text:p>
      <text:p text:style-name="Normal">Abraham and Lot become spe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14">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 and it’s not an inherited priesthood, but Jesus is the great priest of all time, and he is like Melchizedek who has neither a beginning nor end. After this Abraham gave Melchizedek 10% of what he had. Abraham refuses to take the king of Sodom’s money because he doesn’t want to become rich through other people. Abraham is generous and faithful to God and will not take advantage of others and their money, he is fair and trusts God.</text:p>
      <text:p text:style-name="P15">Genesis chapter 15</text:p>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text:s/><text:soft-page-break/>only grow in faith if we hear the word of God which means we have to read the Bible every day to grow in faith and love God even more.</text:p>
      <text:p text:style-name="P16">Genesis chapter 16</text:p>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17">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p text:style-name="P18">Genesis chapter 18</text:p>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19">Genesis chapter 19</text:p>
      <text:p text:style-name="P20">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 but whoever loses it, will find it (Luke 17, 33). The way the cities were destroyed will be the same when Jesus returns (Luke 17, 30). The whole world is Sodom and Gomorrah because it is all evil and no one is righteous (Psalm 14, 3: “They have all turned aside;<text:s/><text:soft-page-break/>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21">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 however God is merciful and forgiving and he will forgive us if we repent.<text:s/>God also often preserves and saves us from a fall like he did to Abimelech so that he wouldn’t sin (Genesis 20, 6).<text:s/>But<text:s/>also,<text:s/>God<text:s/>lets<text:s/>us fall so that we would learn from our mistakes and learn to trust God more.<text:s/>Your failure doesn’t disqualify you.<text:s/>Also, it is important not to assume negative things about others when you don’t know. Abraham assumed that the was no fear of God in that place and the people were lost, didn’t have integrity, however the ones who didn’t have integrity<text:s/>here<text:s/>were<text:s/>Abraham<text:s/>and his wife, because of their assumptions. Just because someone doesn’t follow Jesus doesn’t mean they are worse than everybody else.</text:p>
      <text:p text:style-name="P22">Genesis chapter 21</text:p>
      <text:p text:style-name="Normal">God’s promise is finally fulfilled, Isaac is born when Abraham is a hundred years old. When God first told his promise, Abraham was<text:s/>seventy-five<text:s/>years old. God always does thing his way<text:s/>and, in his time,<text:s/>his time might not always be the time we would like. Because of the long time period Sarah had<text:s/>become<text:s/>impatient,<text:s/>which lead to decisions<text:s/>that caused problems such as Sarah disliking<text:s/>the<text:s/>maid<text:s/>Hagar.<text:s/>Always remember that God’s plan is always right and if you<text:s/>decide<text:s/>to do thing your way, you may create proble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4-11-16T20:44:00Z</dc:date>
    <meta:template xlink:href="Normal" xlink:type="simple"/>
    <meta:editing-cycles>2</meta:editing-cycles>
    <meta:editing-duration>PT300S</meta:editing-duration>
    <meta:document-statistic meta:page-count="5" meta:paragraph-count="31" meta:word-count="2392" meta:character-count="16000" meta:row-count="113" meta:non-whitespace-character-count="13639"/>
  </office:meta>
</office:document-meta>
</file>